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svg:stroke-opacity="100%" draw:fill-color="#ccccff" draw:opacity="40%" draw:textarea-horizontal-align="justify" draw:textarea-vertical-align="top" draw:auto-grow-height="false" fo:min-height="6.447cm" fo:min-width="10.896cm" fo:padding-top="0.142cm" fo:padding-bottom="0.142cm" fo:padding-left="0.267cm" fo:padding-right="0.267cm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1.02cm" fo:min-width="3.437cm"/>
    </style:style>
    <style:style style:name="gr3" style:family="graphic" style:parent-style-name="standard">
      <style:graphic-properties draw:opacity="70%" draw:textarea-horizontal-align="justify" draw:textarea-vertical-align="middle" draw:auto-grow-height="false" fo:min-height="1.02cm" fo:min-width="3.437cm"/>
    </style:style>
    <style:style style:name="gr4" style:family="graphic" style:parent-style-name="standard">
      <style:graphic-properties draw:fill-color="#ffd320" draw:opacity="51%" draw:textarea-horizontal-align="justify" draw:textarea-vertical-align="top" draw:auto-grow-height="false" fo:min-height="5.513cm" fo:min-width="4.204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0cm"/>
    </style:style>
    <style:style style:name="gr7" style:family="graphic" style:parent-style-name="objectwithoutfill">
      <style:graphic-properties svg:stroke-width="0.106cm" svg:stroke-color="#6699cc" draw:marker-start-width="0.359cm" draw:marker-end="Arrow" draw:marker-end-width="0.459cm" svg:stroke-opacity="100%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1.056cm"/>
    </style:style>
    <style:style style:name="gr9" style:family="graphic" style:parent-style-name="standard">
      <style:graphic-properties draw:fill-color="#ccccff" draw:opacity="51%" draw:textarea-horizontal-align="justify" draw:textarea-vertical-align="middle" draw:auto-grow-height="false" fo:min-height="3.657cm" fo:min-width="4.204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167cm"/>
    </style:style>
    <style:style style:name="gr11" style:family="graphic" style:parent-style-name="standard">
      <style:graphic-properties svg:stroke-width="0.053cm" draw:marker-start-width="0.279cm" draw:marker-end-width="0.279cm" draw:opacity="70%" draw:textarea-horizontal-align="justify" draw:textarea-vertical-align="middle" draw:auto-grow-height="false" fo:min-height="1.04cm" fo:min-width="2.751cm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106cm" svg:stroke-color="#6699cc" draw:marker-start-width="0.359cm" draw:marker-end="" draw:marker-end-width="0.459cm" svg:stroke-opacity="100%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draw:marker-start-width="0.252cm" draw:marker-end-width="0.252cm" draw:fill-color="#ccff00" draw:textarea-horizontal-align="justify" draw:textarea-vertical-align="middle" draw:auto-grow-height="false" fo:min-height="0.893cm" fo:min-width="2.675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draw:marker-start-width="0.279cm" draw:marker-end-width="0.279cm" draw:opacity="70%" draw:textarea-horizontal-align="justify" draw:textarea-vertical-align="middle" draw:auto-grow-height="false" fo:min-height="1.092cm" fo:min-width="2.803cm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1.887cm" fo:min-width="1.66cm"/>
    </style:style>
    <style:style style:name="gr16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ccccff" draw:opacity="40%"/>
      <style:paragraph-properties fo:text-align="start"/>
    </style:style>
    <style:style style:name="P3" style:family="paragraph">
      <loext:graphic-properties draw:opacity="40%"/>
      <style:paragraph-properties fo:text-align="center"/>
    </style:style>
    <style:style style:name="P4" style:family="paragraph">
      <loext:graphic-properties draw:opacity="7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d320" draw:opacity="51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ccff" draw:opacity="51%"/>
      <style:paragraph-properties fo:text-align="center"/>
    </style:style>
    <style:style style:name="P9" style:family="paragraph">
      <loext:graphic-properties draw:fill-color="#cc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6.731cm" svg:x="7.223cm" svg:y="1.889cm">
          <text:p text:style-name="P1">Parallel threa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27cm" svg:x="14.61cm" svg:y="6.4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937cm" svg:height="1.27cm" svg:x="14.31cm" svg:y="6.7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08cm" svg:height="6.223cm" svg:x="20.177cm" svg:y="5.064cm">
          <text:p text:style-name="P5">CMOR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3.937cm" svg:height="1.27cm" svg:x="8.01cm" svg:y="6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937cm" svg:height="1.27cm" svg:x="7.71cm" svg:y="6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7cm" svg:height="1.27cm" svg:x="7.456cm" svg:y="7.047cm">
          <text:p text:style-name="P5">IF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27cm" svg:x="8.01cm" svg:y="8.6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937cm" svg:height="1.27cm" svg:x="7.71cm" svg:y="8.9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7cm" svg:height="1.27cm" svg:x="7.456cm" svg:y="9.248cm">
          <text:p text:style-name="P5">NEMO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0.889cm" svg:height="2.54cm" svg:x="15.986cm" svg:y="4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3.937cm" svg:height="1.27cm" svg:x="14.056cm" svg:y="7.048cm">
          <text:p text:style-name="P5">tmp netcd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7cm" svg:height="1.27cm" svg:x="20.756cm" svg:y="7.048cm">
          <text:p text:style-name="P5">atmos v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7cm" svg:height="1.27cm" svg:x="20.756cm" svg:y="9.249cm">
          <text:p text:style-name="P5">ocean va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7" draw:layer="layout" svg:x1="11.414cm" svg:y1="7.731cm" svg:x2="14.081cm" svg:y2="7.731cm">
          <text:p/>
        </draw:line>
        <draw:custom-shape draw:style-name="gr8" draw:text-style-name="P5" draw:layer="layout" svg:width="1.778cm" svg:height="1.016cm" svg:x="18.272cm" svg:y="9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5.08cm" svg:height="4.219cm" svg:x="1.254cm" svg:y="6.741cm">
          <text:p text:style-name="P5">Task loader </text:p>
          <text:p text:style-name="P5">from target </text:p>
          <text:p text:style-name="P5">variab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0.762cm" svg:height="0.381cm" svg:x="6.461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0.762cm" svg:height="0.381cm" svg:x="6.462cm" svg:y="9.6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302cm" svg:height="2.54cm" svg:x="14.717cm" svg:y="8.76cm">
          <text:p text:style-name="P5">NEMO</text:p>
          <text:p text:style-name="P5"><text:s/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2" draw:text-style-name="P7" draw:layer="layout" svg:x1="11.388cm" svg:y1="9.931cm" svg:x2="14.716cm" svg:y2="10.017cm">
          <text:p/>
        </draw:line>
        <draw:line draw:style-name="gr12" draw:text-style-name="P7" draw:layer="layout" svg:x1="11.388cm" svg:y1="7.731cm" svg:x2="14.843cm" svg:y2="5.445cm">
          <text:p/>
        </draw:line>
        <draw:custom-shape draw:style-name="gr13" draw:text-style-name="P9" draw:layer="layout" svg:width="3.175cm" svg:height="1.143cm" svg:x="14.843cm" svg:y="4.964cm">
          <text:p text:style-name="P5">CDO-py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778cm" svg:height="1.016cm" svg:x="18.273cm" svg:y="7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3.302cm" svg:height="2.54cm" svg:x="14.716cm" svg:y="2.059cm">
          <text:p text:style-name="P5">IFS 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5" draw:layer="layout" svg:width="2.159cm" svg:height="2.667cm" svg:x="1.508cm" svg:y="2.967cm">
          <text:p text:style-name="P5">CMOR-</text:p>
          <text:p text:style-name="P5">table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5" draw:text-style-name="P5" draw:layer="layout" svg:width="2.159cm" svg:height="2.667cm" svg:x="4.001cm" svg:y="2.967cm">
          <text:p text:style-name="P5">Param</text:p>
          <text:p text:style-name="P5">map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16" draw:text-style-name="P5" draw:layer="layout" svg:width="0.381cm" svg:height="0.762cm" svg:x="2.397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0.381cm" svg:height="0.762cm" svg:x="4.897cm" svg:y="5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cf00" draw:marker-start-width="0.2cm" draw:marker-start-center="false" draw:marker-end-width="0.2cm" draw:marker-end-center="false" svg:stroke-opacity="1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09:34:49.825441629</meta:creation-date>
    <dc:date>2017-02-08T22:30:45.174509914</dc:date>
    <meta:editing-duration>PT14M23S</meta:editing-duration>
    <meta:editing-cycles>3</meta:editing-cycles>
    <meta:generator>LibreOffice/5.2.2.2$Linux_X86_64 LibreOffice_project/20m0$Build-2</meta:generator>
    <meta:document-statistic meta:object-count="29"/>
  </office:meta>
</office:document-meta>
</file>